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line-height="150%"/>
      <style:text-properties style:font-name="Times New Roman" style:font-name-complex="Times New Roman" fo:font-size="12pt" style:font-size-asian="12pt" style:font-size-complex="12pt"/>
    </style:style>
    <style:style style:name="P3" style:parent-style-name="Normal" style:family="paragraph">
      <style:paragraph-properties fo:text-align="justify" fo:line-height="150%"/>
    </style:style>
    <style:style style:name="T4" style:parent-style-name="DefaultParagraphFont" style:family="text">
      <style:text-properties style:font-name="Times New Roman" style:font-name-complex="Times New Roman" fo:font-size="12pt" style:font-size-asian="12pt" style:font-size-complex="12pt"/>
    </style:style>
    <style:style style:name="T5" style:parent-style-name="FootnoteReference"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Calibri Light" style:font-name-complex="Calibri Light"/>
    </style:style>
    <style:style style:name="T7" style:parent-style-name="DefaultParagraphFont" style:family="text">
      <style:text-properties style:font-name="Calibri Light" style:font-name-complex="Calibri Light" fo:color="#222222" fo:background-color="#FFFFFF"/>
    </style:style>
    <style:style style:name="T8" style:parent-style-name="DefaultParagraphFont" style:family="text">
      <style:text-properties style:font-name="Calibri Light" style:font-name-complex="Calibri Light" fo:font-style="italic" style:font-style-asian="italic" style:font-style-complex="italic" fo:color="#222222" fo:background-color="#FFFFFF"/>
    </style:style>
    <style:style style:name="T9" style:parent-style-name="DefaultParagraphFont" style:family="text">
      <style:text-properties style:font-name="Calibri Light" style:font-name-complex="Calibri Light" fo:color="#222222" fo:background-color="#FFFFFF"/>
    </style:style>
    <style:style style:name="P10" style:parent-style-name="Normal" style:family="paragraph">
      <style:paragraph-properties fo:text-align="justify" fo:line-height="150%"/>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FootnoteReference"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Calibri Light" style:font-name-complex="Calibri Light"/>
    </style:style>
    <style:style style:name="T14" style:parent-style-name="DefaultParagraphFont" style:family="text">
      <style:text-properties style:font-name="Calibri Light" style:font-name-complex="Calibri Light" fo:color="#222222" fo:background-color="#FFFFFF"/>
    </style:style>
    <style:style style:name="T15" style:parent-style-name="DefaultParagraphFont" style:family="text">
      <style:text-properties style:font-name="Calibri Light" style:font-name-complex="Calibri Light" fo:font-style="italic" style:font-style-asian="italic" style:font-style-complex="italic" fo:color="#222222" fo:background-color="#FFFFFF"/>
    </style:style>
    <style:style style:name="T16" style:parent-style-name="DefaultParagraphFont" style:family="text">
      <style:text-properties style:font-name="Calibri Light" style:font-name-complex="Calibri Light" fo:color="#222222" fo:background-color="#FFFFFF"/>
    </style:style>
    <style:style style:name="T17" style:parent-style-name="DefaultParagraphFont" style:family="text">
      <style:text-properties style:font-name="Calibri Light" style:font-name-complex="Calibri Light" fo:font-style="italic" style:font-style-asian="italic" style:font-style-complex="italic" fo:color="#222222" fo:background-color="#FFFFFF"/>
    </style:style>
    <style:style style:name="T18" style:parent-style-name="DefaultParagraphFont" style:family="text">
      <style:text-properties style:font-name="Calibri Light" style:font-name-complex="Calibri Light" fo:color="#222222" fo:background-color="#FFFFFF"/>
    </style:style>
    <style:style style:name="P19" style:parent-style-name="Normal" style:family="paragraph">
      <style:paragraph-properties fo:text-align="justify" fo:line-height="150%"/>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FootnoteReference"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Calibri Light" style:font-name-complex="Calibri Light"/>
    </style:style>
    <style:style style:name="T23" style:parent-style-name="DefaultParagraphFont" style:family="text">
      <style:text-properties style:font-name="Calibri Light" style:font-name-complex="Calibri Light" fo:color="#222222" fo:background-color="#FFFFFF"/>
    </style:style>
    <style:style style:name="T24" style:parent-style-name="DefaultParagraphFont" style:family="text">
      <style:text-properties style:font-name="Calibri Light" style:font-name-complex="Calibri Light" fo:font-style="italic" style:font-style-asian="italic" style:font-style-complex="italic" fo:color="#222222" fo:background-color="#FFFFFF"/>
    </style:style>
    <style:style style:name="T25" style:parent-style-name="DefaultParagraphFont" style:family="text">
      <style:text-properties style:font-name="Calibri Light" style:font-name-complex="Calibri Light" fo:color="#222222" fo:background-color="#FFFFFF"/>
    </style:style>
    <style:style style:name="P26" style:parent-style-name="FootnoteText" style:family="paragraph">
      <style:text-properties style:font-name="Calibri Light" style:font-name-complex="Calibri Light"/>
    </style:style>
    <style:style style:name="P27" style:parent-style-name="Normal" style:family="paragraph">
      <style:paragraph-properties fo:text-align="justify" fo:line-height="150%"/>
      <style:text-properties style:font-name="Times New Roman" style:font-name-complex="Times New Roman" fo:font-size="12pt" style:font-size-asian="12pt" style:font-size-complex="12pt"/>
    </style:style>
  </office:automatic-styles>
  <office:body>
    <office:text text:use-soft-page-breaks="true">
      <text:p text:style-name="P1">One contemporary issue in music and mass media is the impact of streaming services on the music industry. The rise of streaming services like Spotify, Apple Music, and Tidal has led to a significant decline in album sales and physical media purchases, as more and more people opt to stream their music online.</text:p>
      <text:p text:style-name="P3"><text:span text:style-name="T4">While streaming services have made music more accessible to a wider audience, they have also disrupted traditional revenue streams for musicians, particularly smaller, independent artists who may not have access to the same distribution and marketing resources as major record labels. The revenue generated by streaming services is often divided among the service provider, record labels, and distributors, leaving little for the actual creators of the music.</text:span><text:span text:style-name="T5"><text:note text:note-class="footnote" text:id="_ftn0"><text:note-citation>1</text:note-citation><text:note-body><text:p text:style-name="FootnoteText"><text:span text:style-name="T6"><text:s/></text:span><text:span text:style-name="T7">Lazarsfeld, P. F., &amp; Merton, R. K. (1948). </text:span><text:span text:style-name="T8">Mass communication, popular taste and organized social action</text:span><text:span text:style-name="T9"> (pp. 95-118). Indianapolis: Bobbs-Merrill, College Division.</text:span></text:p></text:note-body></text:note></text:span></text:p>
      <text:p text:style-name="P10"><text:span text:style-name="T11">Another issue related to music and mass media is the representation of diverse voices and perspectives in the industry. Historically, the music industry has been dominated by a small number of powerful players who have largely controlled the narratives and images presented in popular music. This has resulted in the underrepresentation and marginalization of many groups, including women, people of color, and LGBTQ+ individuals.</text:span><text:span text:style-name="T12"><text:note text:note-class="footnote" text:id="_ftn1"><text:note-citation>2</text:note-citation><text:note-body><text:p text:style-name="FootnoteText"><text:span text:style-name="T13"><text:s/></text:span><text:span text:style-name="T14">Jones, S., 2000. Music and the Internet. </text:span><text:span text:style-name="T15">Popular Music</text:span><text:span text:style-name="T16">, </text:span><text:span text:style-name="T17">19</text:span><text:span text:style-name="T18">(2), pp.217-230.</text:span></text:p></text:note-body></text:note></text:span></text:p>
      <text:p text:style-name="P19"><text:span text:style-name="T20">While there has been progress in recent years toward greater diversity and inclusivity in the music industry, there is still much work to be done. Many artists and activists are pushing for more representation of underrepresented voices, both in terms of the music itself and in the way it is marketed and promoted. Additionally, there is a growing recognition of the need for greater transparency and accountability in the industry, particularly in terms of issues like pay equity and artist exploitation.</text:span><text:span text:style-name="T21"><text:note text:note-class="footnote" text:id="_ftn2"><text:note-citation>3</text:note-citation><text:note-body><text:p text:style-name="FootnoteText"><text:span text:style-name="T22"><text:s/></text:span><text:span text:style-name="T23">Frishkopf, M. A. (Ed.). (2010). </text:span><text:span text:style-name="T24">Music and media in the Arab world</text:span><text:span text:style-name="T25"> (No. 4108-4109). American Univ in Cairo Press.</text:span></text:p><text:p text:style-name="P26"/></text:note-body></text:note></text:span></text:p>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weight="bold" style:font-weight-asian="bold" style:font-weight-complex="bold" fo:font-size="14pt" style:font-size-asian="14pt" style:font-size-complex="14pt"/>
    </style:style>
  </office:automatic-styles>
  <office:master-styles>
    <style:master-page style:name="MP0" style:page-layout-name="PL0">
      <style:header>
        <text:p text:style-name="P2">Contemporary issue in music and mass medi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 Ting</meta:initial-creator>
    <dc:creator>le. Ting</dc:creator>
    <meta:creation-date>2023-03-21T18:58:00Z</meta:creation-date>
    <dc:date>2023-03-21T19:17:00Z</dc:date>
    <meta:template xlink:href="Normal" xlink:type="simple"/>
    <meta:editing-cycles>1</meta:editing-cycles>
    <meta:editing-duration>PT1140S</meta:editing-duration>
    <meta:document-statistic meta:page-count="1" meta:paragraph-count="3" meta:word-count="255" meta:character-count="1709" meta:row-count="12" meta:non-whitespace-character-count="1457"/>
  </office:meta>
</office:document-meta>
</file>